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76574" officeooo:paragraph-rsid="00176574"/>
    </style:style>
    <style:style style:name="P3" style:family="paragraph" style:parent-style-name="Standard">
      <style:text-properties officeooo:rsid="0019bccc" officeooo:paragraph-rsid="0019bccc"/>
    </style:style>
    <style:style style:name="P4" style:family="paragraph" style:parent-style-name="Standard">
      <style:text-properties officeooo:rsid="001c3ce4" officeooo:paragraph-rsid="001c3ce4"/>
    </style:style>
    <style:style style:name="P5" style:family="paragraph" style:parent-style-name="Heading_20_1">
      <style:text-properties officeooo:paragraph-rsid="0015c19b"/>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2">The aim of the lecture is not about making fun of you, or telling “you are wrong”, but rather to <text:span text:style-name="T2">help to identify situations or decisions, and start to question of “why am I choosing/doing/using this”, for example.</text:span></text:p>
      <text:p text:style-name="P1"/>
      <text:h text:style-name="Heading_20_2" text:outline-level="2">What, Who, Where, How ?</text:h>
      <text:p text:style-name="P3">One day, I woke up and started to ask myself why things are they way they are.<text:line-break/>Not the spiritual way, but actually my professional life.</text:p>
      <text:p text:style-name="P3">It helped me to define what is my occupation (I'm an IT developer), and also, what things are actually helps me to work better and faster, and what makes me work too damn hard.</text:p>
      <text:p text:style-name="P3"/>
      <text:p text:style-name="P3">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3"/>
      <text:p text:style-name="P4"/>
      <text:h text:style-name="Heading_20_2" text:outline-level="2">If I had eight hours to chop down a tree, I'd spend six sharpening my ax.</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F"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F"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3.3$Linux_X86_64 LibreOffice_project/420m0$Build-3</meta:generator>
    <dc:date>2014-05-09T20:08:07.127703400</dc:date>
    <dc:creator>Ido Kanner</dc:creator>
    <meta:editing-duration>PT14M46S</meta:editing-duration>
    <meta:editing-cycles>8</meta:editing-cycles>
    <meta:document-statistic meta:table-count="0" meta:image-count="0" meta:object-count="0" meta:page-count="1" meta:paragraph-count="10" meta:word-count="217" meta:character-count="1105" meta:non-whitespace-character-count="898"/>
  </office:meta>
</office:document-meta>
</file>